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MP0">
      <style:paragraph-properties style:page-number="auto" fo:break-before="pag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9" style:family="paragraph" style:parent-style-name="Standard" style:list-style-name="WW8Num6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 style:list-style-name="WW8Num1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 style:list-style-name="WW8Num3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 style:list-style-name="WW8Num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list-style-name="WW8Num5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 style:list-style-name="WW8Num4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 style:list-style-name="WW8Num3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18" style:family="paragraph" style:parent-style-name="Standard" style:list-style-name="WW8Num5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19" style:family="paragraph" style:parent-style-name="Standard" style:list-style-name="WW8Num3">
      <style:paragraph-properties fo:text-align="justify" style:justify-single-word="false"/>
    </style:style>
    <style:style style:name="P20" style:family="paragraph" style:parent-style-name="Standard" style:list-style-name="WW8Num5">
      <style:paragraph-properties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ÓMINAS REPASO.</text:p>
      <text:p text:style-name="P2"/>
      <text:p text:style-name="P7"><text:span text:style-name="Default_20_Paragraph_20_Font"><text:span text:style-name="T2">6.</text:span></text:span><text:span text:style-name="Default_20_Paragraph_20_Font"><text:span text:style-name="T4"> </text:span></text:span><text:span text:style-name="Default_20_Paragraph_20_Font"><text:span text:style-name="T2"><text:s/>Trabajador, G2CSS, vinculado a su empresa desde <text:s/>el 1 de marzo de 2003 mediante la firma de un contrato ordinario por tiempo indefinido y a jornada completa. Tiene reconocidas las siguientes retribuciones económicas:</text:span></text:span></text:p>
      <text:list xml:id="list173824335" text:style-name="WW8Num6">
        <text:list-item>
          <text:p text:style-name="P9">Salario base: 1400,00€/mes.</text:p>
        </text:list-item>
        <text:list-item>
          <text:p text:style-name="P9">Complemento de antigüedad:3% salario base por cuatrienio.</text:p>
        </text:list-item>
        <text:list-item>
          <text:p text:style-name="P9">Complemento de jefatura: 250,00€/mes.</text:p>
        </text:list-item>
        <text:list-item>
          <text:p text:style-name="P9">Complemento de convenio: 107,00€/mes</text:p>
        </text:list-item>
        <text:list-item>
          <text:p text:style-name="P9">Plus de asistencia y puntualidad: 120,00€/mes</text:p>
        </text:list-item>
        <text:list-item>
          <text:p text:style-name="P9">Plus de transporte: 110,00€/mes</text:p>
        </text:list-item>
        <text:list-item>
          <text:p text:style-name="P9">2 pagas extraordinarias anuales por importe de salario base más antigüedad cada una de ellas, en junio y diciembre.</text:p>
        </text:list-item>
      </text:list>
      <text:p text:style-name="P3">Durante noviembre de 2019 percibe además las siguientes cuantías:</text:p>
      <text:list xml:id="list1875056748" text:style-name="WW8Num1">
        <text:list-item>
          <text:p text:style-name="P10">189€ en concepto de gastos de locomoción, acreditando un recorrido total de 900Km. Asimismo percibe <text:s/>en concepto de gastos de manutención 150,00€ ocasionados por tres días de desplazamiento a lugar de trabajo distinto del habitual, con <text:s/>pernocta, dentro del territorio nacional.</text:p>
        </text:list-item>
        <text:list-item>
          <text:p text:style-name="P10">159,00€ por la realización de horas extraordinarias normales y 48,00€ por la realización de horas extras por fuerza mayor.</text:p>
        </text:list-item>
      </text:list>
      <text:p text:style-name="P3">El tipo de retención del IRPF que le corresponde es el 19%.</text:p>
      <text:p text:style-name="P3">El tipo de AT y EP que corresponde a la empresa es el 1,40%.</text:p>
      <text:p text:style-name="P4">Con estos datos, determina el importe de las bases de cotización a la SS, base sujeta a retención IRPF y la nómina correspondiente a noviembre de 2019</text:p>
      <text:p text:style-name="P6"><text:s/></text:p>
      <text:p text:style-name="P7"><text:span text:style-name="Default_20_Paragraph_20_Font"><text:span text:style-name="T2">7.</text:span></text:span><text:span text:style-name="Default_20_Paragraph_20_Font"><text:span text:style-name="T4"> </text:span></text:span><text:span text:style-name="Default_20_Paragraph_20_Font"><text:span text:style-name="T2">Trabajador, G1CSS, vinculado a su empresa desde <text:s/>el 3 de abril de 2005 mediante la firma de un contrato ordinario por tiempo indefinido y a jornada completa. Tiene reconocidas las siguientes retribuciones económicas:</text:span></text:span></text:p>
      <text:list xml:id="list190462038" text:style-name="WW8Num3">
        <text:list-item>
          <text:p text:style-name="P11">Salario base: 1865,00€/mes.</text:p>
        </text:list-item>
        <text:list-item>
          <text:p text:style-name="P11">Complemento de antigüedad:5% salario base por trienio.</text:p>
        </text:list-item>
        <text:list-item>
          <text:p text:style-name="P11">Complemento de disponibilidad: 185,00€/mes.</text:p>
        </text:list-item>
        <text:list-item>
          <text:p text:style-name="P11">Complemento de convenio: 62,00€/mes</text:p>
        </text:list-item>
        <text:list-item>
          <text:p text:style-name="P17">Plus de transporte: 80,00€/mes</text:p>
        </text:list-item>
        <text:list-item>
          <text:p text:style-name="P17">Productividad: 105,00€/mes</text:p>
        </text:list-item>
        <text:list-item>
          <text:p text:style-name="P19"><text:span text:style-name="Default_20_Paragraph_20_Font"><text:span text:style-name="T2">2 pagas extraordinarias anuales por importe de salario base más antigüedad más complemento de convenio cada una de ellas. </text:span></text:span><text:span text:style-name="Default_20_Paragraph_20_Font"><text:span text:style-name="T3">La de navidad <text:s/>la percibe junto con la nómina de diciembre</text:span></text:span></text:p>
        </text:list-item>
      </text:list>
      <text:p text:style-name="P3">Durante diciembre de 2019 percibe además las siguientes cuantías:</text:p>
      <text:list xml:id="list2840688466" text:style-name="WW8Num2">
        <text:list-item>
          <text:p text:style-name="P12">95€ en concepto de gastos de locomoción, acreditando un recorrido total de 500Kms. Asimismo percibe <text:s/>en concepto de gastos de manutención 55,00€ ocasionados por dos días de desplazamiento a lugar de trabajo distinto del habitual, sin necesidad de <text:s text:c="2"/>pernocta, dentro del territorio nacional.</text:p>
        </text:list-item>
        <text:list-item>
          <text:p text:style-name="P12">202,00€ por la realización de horas extraordinarias normales.</text:p>
        </text:list-item>
      </text:list>
      <text:p text:style-name="P3">El tipo de retención del IRPF que le corresponde es el 20%.</text:p>
      <text:p text:style-name="P3">El tipo de AT y EP que corresponde a la empresa es el 1,35%.</text:p>
      <text:p text:style-name="P3"/>
      <text:p text:style-name="P4">Con estos datos, determina el importe de las bases de cotización a la SS, base sujeta a retención IRPF y la nómina correspondiente a diciembre de 201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Default_20_Paragraph_20_Font"><text:span text:style-name="T4">8.</text:span></text:span><text:span text:style-name="Default_20_Paragraph_20_Font"><text:span text:style-name="T2"> Trabajador, G3CSS, vinculado a su empresa desde <text:s/>el 1 de marzo de 2017 mediante la firma de un contrato de obra <text:s/>a jornada completa. Tiene reconocidas las siguientes retribuciones económicas:</text:span></text:span></text:p>
      <text:list xml:id="list1754221999" text:style-name="WW8Num5">
        <text:list-item>
          <text:p text:style-name="P13">Salario base: 1050,00€/mes.</text:p>
        </text:list-item>
        <text:list-item>
          <text:p text:style-name="P18">Plus de transporte: 100,00€/mes</text:p>
        </text:list-item>
        <text:list-item>
          <text:p text:style-name="P20"><text:span text:style-name="Default_20_Paragraph_20_Font"><text:span text:style-name="T2">2 pagas extraordinarias anuales por importe de salario base cada una de ellas. </text:span></text:span><text:span text:style-name="Default_20_Paragraph_20_Font"><text:span text:style-name="T3">Las percibe prorrateadas a lo largo de los 12 meses del año.</text:span></text:span></text:p>
        </text:list-item>
      </text:list>
      <text:p text:style-name="P4"/>
      <text:p text:style-name="P3">Durante febrero de 2019 percibe además las siguientes cuantías:</text:p>
      <text:list xml:id="list651922741" text:style-name="WW8Num4">
        <text:list-item>
          <text:p text:style-name="P14">120,00€ por la realización de horas extraordinarias normales y 40,00€ por la realización de horas extras por fuerza mayor.</text:p>
        </text:list-item>
      </text:list>
      <text:p text:style-name="P3">El tipo de retención del IRPF que le corresponde es el 12%.</text:p>
      <text:p text:style-name="P3">El tipo de AT y EP que corresponde a la empresa es el 3,85%.</text:p>
      <text:p text:style-name="P3"/>
      <text:p text:style-name="P4">Con estos datos, determina el importe de las bases de cotización a la SS, base sujeta a retención IRPF y la nómina correspondiente a febrero de 2019</text:p>
      <text:p text:style-name="P4"/>
      <text:p text:style-name="P7"><text:span text:style-name="Default_20_Paragraph_20_Font"><text:span text:style-name="T4">9.</text:span></text:span><text:span text:style-name="Default_20_Paragraph_20_Font"><text:span text:style-name="T2"> Trabajador, G5CSS, vinculado a su empresa desde <text:s/>el 1 de marzo de 2001 mediante la firma de un contrato ordinario por tiempo indefinido y a jornada completa. Tiene reconocidas las siguientes retribuciones económicas:</text:span></text:span></text:p>
      <text:list xml:id="list1748935021" text:style-name="L1">
        <text:list-item>
          <text:p text:style-name="P15">Salario base: 1050,00€/mes.</text:p>
        </text:list-item>
        <text:list-item>
          <text:p text:style-name="P15">Complemento de convenio: 69,00€/mes</text:p>
        </text:list-item>
        <text:list-item>
          <text:p text:style-name="P15">Plus de asistencia y puntualidad: 120,00€/mes</text:p>
        </text:list-item>
      </text:list>
      <text:p text:style-name="P3">2 pagas extraordinarias anuales en junio y diciembre por importe de salario base más complemento de convenio cada una de ellas, en junio y diciembre.</text:p>
      <text:p text:style-name="P3"/>
      <text:p text:style-name="P3">Durante marzo de 2019 percibe además las siguientes cuantías:</text:p>
      <text:list xml:id="list3656447154" text:style-name="L2">
        <text:list-item>
          <text:p text:style-name="P16">151,80€ en concepto de gastos de locomoción justificados (desplazamiento en tren). Asimismo percibe <text:s/>en concepto de gastos de manutención 150,50€ ocasionados por tres días de desplazamiento a lugar de trabajo distinto del habitual, con <text:s/>pernocta, dentro del territorio nacional.</text:p>
        </text:list-item>
        <text:list-item>
          <text:p text:style-name="P16">95,00€ por la realización de horas extraordinarias normales.</text:p>
        </text:list-item>
      </text:list>
      <text:p text:style-name="P3"/>
      <text:p text:style-name="P3">El tipo de retención del IRPF que le corresponde es el 14%.</text:p>
      <text:p text:style-name="P3">El tipo de AT y EP que corresponde a la empresa es el 2,05%.</text:p>
      <text:p text:style-name="P3"/>
      <text:p text:style-name="P4">Con estos datos, determina el importe de las bases de cotización a la SS, base sujeta a retención IRPF y la nómina correspondiente a marzo de 2019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3z0" style:family="text">
      <style:text-properties style:font-name="Symbol" fo:font-family="Symbol" style:font-family-generic="roman" style:font-pitch="variable" style:font-charset="x-symbol" fo:font-size="11pt" fo:language="fr" fo:country="FR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4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5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6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fo:language="fr" fo:country="FR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language-asian="es" style:country-asian="ES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Marco1" text:anchor-type="paragraph" svg:x="17.787cm" svg:y="0.002cm" svg:width="0.212cm" style:rel-width="scale" svg:height="0.483cm" style:rel-height="scale" draw:z-index="1"><draw:text-box><text:p text:style-name="Footer"><text:span text:style-name="Page_20_Number"><text:page-number text:select-page="current">2</text:page-number></text:span></text:p></draw:text-box></draw:frame><text:span text:style-name="Default_20_Paragraph_20_Font"><text:span text:style-name="MT2"/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title>NÓMINAS REPASO</dc:title>
    <dc:description/>
    <dc:subject/>
    <meta:initial-creator>Ana Silvia</meta:initial-creator>
    <meta:creation-date>2017-12-18T09:56:00Z</meta:creation-date>
    <dc:date>2019-12-13T15:29:05.147686058</dc:date>
    <meta:editing-cycles>7</meta:editing-cycles>
    <meta:editing-duration>PT9M7S</meta:editing-duration>
    <meta:document-statistic meta:table-count="0" meta:image-count="0" meta:object-count="0" meta:page-count="2" meta:paragraph-count="51" meta:word-count="759" meta:character-count="4627" meta:non-whitespace-character-count="3930"/>
    <meta:template xlink:type="simple" xlink:actuate="onRequest" xlink:title="" xlink:href="Normal"/>
  </office:meta>
</office:document-meta>
</file>